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Обычный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00b513"/>
    </style:style>
    <style:style style:name="P2" style:family="paragraph" style:parent-style-name="Title">
      <style:text-properties officeooo:paragraph-rsid="0000b513"/>
    </style:style>
    <style:style style:name="P3" style:family="paragraph" style:parent-style-name="paragraph" style:list-style-name="L1">
      <style:text-properties fo:language="ru" fo:country="RU" officeooo:rsid="0018bfb1" officeooo:paragraph-rsid="0018bfb1"/>
    </style:style>
    <style:style style:name="P4" style:family="paragraph" style:parent-style-name="paragraph" style:list-style-name="L2">
      <style:text-properties officeooo:rsid="0018bfb1" officeooo:paragraph-rsid="0018bfb1"/>
    </style:style>
    <style:style style:name="P5" style:family="paragraph" style:parent-style-name="Heading" style:list-style-name="L1"/>
    <style:style style:name="P6" style:family="paragraph" style:parent-style-name="Heading" style:list-style-name="L1">
      <style:paragraph-properties fo:break-before="page"/>
      <style:text-properties officeooo:paragraph-rsid="00018b9f"/>
    </style:style>
    <style:style style:name="P7" style:family="paragraph" style:parent-style-name="Title" style:master-page-name="First_20_Page">
      <style:paragraph-properties style:page-number="auto"/>
      <style:text-properties officeooo:paragraph-rsid="0000b513"/>
    </style:style>
    <style:style style:name="P8" style:family="paragraph" style:parent-style-name="Title">
      <style:text-properties officeooo:paragraph-rsid="0016e15a"/>
    </style:style>
    <style:style style:name="P9" style:family="paragraph" style:parent-style-name="Standard">
      <style:text-properties officeooo:rsid="0016e15a" officeooo:paragraph-rsid="0016e15a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18b9f"/>
    </style:style>
    <style:style style:name="T4" style:family="text">
      <style:text-properties officeooo:rsid="0018bfb1"/>
    </style:style>
    <style:style style:name="T5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a9b7c6" style:font-name="JetBrains Mono" fo:font-size="10pt" fo:language="en" fo:country="US" fo:font-style="normal" fo:font-weight="normal" officeooo:rsid="0018bfb1" style:font-size-asian="10pt" style:font-style-asian="normal" style:font-weight-asian="normal"/>
    </style:style>
    <style:style style:name="T7" style:family="text">
      <style:text-properties fo:color="#8888c6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a8759" style:font-name="JetBrains Mono" fo:font-size="10pt" fo:font-style="normal" fo:font-weight="normal" fo:background-color="#364135" loext:char-shading-value="0" style:font-size-asian="10pt" style:font-style-asian="normal" style:font-weight-asian="normal"/>
    </style:style>
    <style:style style:name="T10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cc7832" style:font-name="JetBrains Mono" fo:font-size="10pt" fo:font-style="normal" fo:font-weight="normal" fo:background-color="#364135" loext:char-shading-value="0" style:font-size-asian="10pt" style:font-style-asian="normal" style:font-weight-asian="normal"/>
    </style:style>
    <style:style style:name="T12" style:family="text">
      <style:text-properties fo:color="#aa4926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officeooo:rsid="001ab8a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Strong">Министерство образования и науки Российской Федерации</text:span></text:p>
      <text:p text:style-name="P2"><text:span text:style-name="Strong">Федеральное государственное бюджетное образовательное учреждение <text:s/>высшего образования</text:span></text:p>
      <text:p text:style-name="P2"><text:span text:style-name="Strong">«Кузбасский государственный технический университет </text:span></text:p>
      <text:p text:style-name="P2"><text:span text:style-name="Strong">имени Т.Ф. Горбачёва»</text:span></text:p>
      <text:p text:style-name="P2"/>
      <text:p text:style-name="P2"/>
      <text:p text:style-name="P2"><text:span text:style-name="Strong">Кафедра </text:span><text:span text:style-name="Strong"><text:span text:style-name="T1">информационных</text:span></text:span><text:span text:style-name="Strong"> и автоматизированных производственных систем.</text:span></text:p>
      <text:p text:style-name="P2"><text:span text:style-name="Strong">Отчёт по</text:span></text:p>
      <text:p text:style-name="P2"><text:span text:style-name="Strong"><text:span text:style-name="T2">лабораторной работе</text:span></text:span></text:p>
      <text:p text:style-name="P8"><text:span text:style-name="Strong">«Файлы наборов данных и их обработка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Выполнил ст. группы ИТб-201</text:p>
      <text:p text:style-name="P1">Хохлов А.Ю.</text:p>
      <text:p text:style-name="P1">Преподаватель</text:p>
      <text:p text:style-name="P9">Протодьяконов А.В.</text:p>
      <text:p text:style-name="P1"/>
      <text:list xml:id="list2888693056" text:style-name="L1">
        <text:list-item>
          <text:p text:style-name="P6">Цель <text:span text:style-name="T3">работы</text:span></text:p>
          <text:p text:style-name="P3">Познакомиться с первичными операциями над файлами в среде языка <text:span text:style-name="T1">Python.</text:span></text:p>
        </text:list-item>
        <text:list-item>
          <text:p text:style-name="P5"><text:span text:style-name="T2">Ход выполнения работ</text:span>ы:</text:p>
        </text:list-item>
      </text:list>
      <text:list xml:id="list1891128830" text:style-name="L2">
        <text:list-item>
          <text:p text:style-name="P4">Сравнить различные способы открытия файла</text:p>
        </text:list-item>
      </text:list>
      <text:list xml:id="list154521132262647" text:continue-list="list2888693056" text:style-name="L1">
        <text:list-item>
          <text:p text:style-name="P5">Ход работы:</text:p>
        </text:list-item>
      </text:list>
      <text:p text:style-name="Code"><text:span text:style-name="T1">s</text:span>preadsheet = open("74.csv", "r", errors="ignore")<text:line-break/>for value in spreadsheet:<text:line-break/> <text:s text:c="3"/>if time.strptime(re.sub("[^\d]", '', value),"%m%d%Y%H%M%f"):<text:line-break/> <text:s text:c="7"/>io.write(re.sub("[^\d\n\-\:\t]", '', value))<text:line-break/>spreadsheet.close()<text:line-break/>print('Затрачено:',time.time()-timer)</text:p>
      <text:p text:style-name="Centralized">Листинг 1 — <text:span text:style-name="T13">участок программного кода, выполняющий открытие и запись скорректированных записей в текстовый файл с помощью нативных библиотек</text:span></text:p>
      <text:p text:style-name="Code">Затрачено: 0.02049875259399414</text:p>
      <text:p text:style-name="Centralized">Листинг 2 - вывод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Обычный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fo:font-size="13pt" fo:font-style="italic" fo:font-weight="normal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fo:language="ru" fo:country="RU" officeooo:rsid="0002d0fb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de" style:family="paragraph" style:parent-style-name="Standard">
      <style:paragraph-properties fo:margin-left="0cm" fo:margin-right="0cm" fo:margin-top="0cm" fo:margin-bottom="0cm" loext:contextual-spacing="true" fo:text-indent="0cm" style:auto-text-indent="true"/>
      <style:text-properties style:font-name="Consolas" fo:font-family="Consolas" style:font-family-generic="modern" style:font-pitch="fixed" fo:font-size="8pt" style:font-size-asian="6pt" style:font-size-complex="6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true" fo:line-height="100%" fo:text-indent="0cm" style:auto-text-indent="true">
        <style:tab-stops>
          <style:tab-stop style:position="16.002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_20_9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tru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ntents_20_1" style:display-name="Contents 1" style:family="paragraph" style:parent-style-name="Index" style:class="index" style:master-page-name="">
      <loext:graphic-properties draw:fill="none" draw:fill-color="#729fcf"/>
      <style:paragraph-properties fo:margin-left="0cm" fo:margin-right="0cm" fo:margin-top="0cm" fo:margin-bottom="0cm" loext:contextual-spacing="true" fo:line-height="100%" fo:text-align="start" style:justify-single-word="false" fo:text-indent="0cm" style:auto-text-indent="true" style:page-number="auto" fo:background-color="transparent" style:shadow="non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entralized" style:family="paragraph" style:parent-style-name="paragraph">
      <style:paragraph-properties fo:margin-top="0.28cm" fo:margin-bottom="0.28cm" loext:contextual-spacing="true"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_20_Paragraph" style:display-name="List Paragraph" style:family="paragraph" style:parent-style-name="paragraph" style:default-outline-level="">
      <style:paragraph-properties fo:margin-left="1.27cm" fo:margin-right="0cm" fo:margin-top="0cm" fo:margin-bottom="0.353cm" loext:contextual-spacing="true" fo:text-indent="0cm" style:auto-text-indent="true"/>
    </style:style>
    <style:style style:name="No_20_Spacing" style:display-name="No Spacing" style:family="paragraph" style:parent-style-name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paragraph" style:family="paragraph" style:parent-style-name="Standard" style:default-outline-level="" style:master-page-name="">
      <style:paragraph-properties fo:margin-top="0.49cm" fo:margin-bottom="0.49cm" loext:contextual-spacing="true" fo:line-height="100%" fo:text-align="start" style:justify-single-word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2pt" officeooo:rsid="014a6705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style:use-window-font-color="true" style:font-name="Cambria1" fo:font-family="Cambria" style:font-family-generic="roman" style:font-pitch="variable" fo:font-size="12pt" fo:font-weight="bold" officeooo:rsid="01140097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1" style:display-name="Heading 1" style:family="paragraph" style:parent-style-name="Heading" style:next-style-name="Standard" style:default-outline-level="1" style:list-style-name="" style:class="text" style:master-page-name="">
      <loext:graphic-properties draw:fill="none" draw:fill-color="#729fcf"/>
      <style:paragraph-properties fo:margin-top="0cm" fo:margin-bottom="0cm" loext:contextual-spacing="false" fo:text-align="start" style:justify-single-word="false" fo:keep-together="always" fo:orphans="0" fo:widows="0" style:page-number="auto" fo:background-color="transparent" style:shadow="none" fo:keep-with-next="always">
        <style:tab-stops/>
      </style:paragraph-properties>
      <style:text-properties style:use-window-font-color="true" style:font-name="Cambria1" fo:font-family="Cambria" style:font-family-generic="roman" style:font-pitch="variable" fo:font-size="13pt" fo:language="ru" fo:country="RU" fo:font-weight="bold" officeooo:rsid="011208ae" fo:background-color="transparent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" style:font-family-asian="Calibri" style:font-family-generic-asian="system" style:font-pitch-asian="variable" style:font-name-complex="Calibri" style:font-family-complex="Calibri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Заголовок_20_2_20_Знак" style:display-name="Заголовок 2 Знак" style:family="text" style:parent-style-name="Default_20_Paragraph_20_Font">
      <style:text-properties style:use-window-font-color="true" style:font-name="Cambria1" fo:font-family="Cambria" style:font-family-generic="roman" style:font-pitch="variable" fo:font-size="12pt" fo:font-weight="normal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eop" style:family="text" style:parent-style-name="Default_20_Paragraph_20_Font"/>
    <style:style style:name="normaltextrun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use-window-font-color="true" style:font-name="Cambria" fo:font-family="Cambria" style:font-style-name="Обычный" style:font-family-generic="roman" style:font-pitch="variable" fo:font-size="13pt" fo:font-style="normal" fo:font-weight="normal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23-03-21T15:45:20.068000000</dc:date>
    <meta:editing-duration>PT38M2S</meta:editing-duration>
    <meta:editing-cycles>22</meta:editing-cycles>
    <meta:document-statistic meta:table-count="0" meta:image-count="0" meta:object-count="0" meta:page-count="2" meta:paragraph-count="21" meta:word-count="113" meta:character-count="1014" meta:non-whitespace-character-count="911"/>
  </office:meta>
</office:document-meta>
</file>